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E1F2"/>
    </style:style>
    <style:style style:name="ce3" style:family="table-cell" style:parent-style-name="Default" style:data-style-name="N0">
      <style:table-cell-properties fo:background-color="#E2EFDA"/>
    </style:style>
    <style:style style:name="ce4" style:family="table-cell" style:parent-style-name="Default" style:data-style-name="N2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árok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ase</text:p>
          </table:table-cell>
          <table:table-cell office:value-type="string" table:style-name="ce2">
            <text:p>e2</text:p>
          </table:table-cell>
          <table:table-cell office:value-type="string" table:style-name="ce2">
            <text:p>a2</text:p>
          </table:table-cell>
          <table:table-cell office:value-type="string" table:style-name="ce2">
            <text:p>d3</text:p>
          </table:table-cell>
          <table:table-cell office:value-type="string" table:style-name="ce2">
            <text:p>g3</text:p>
          </table:table-cell>
          <table:table-cell office:value-type="string" table:style-name="ce2">
            <text:p>b3</text:p>
          </table:table-cell>
          <table:table-cell office:value-type="string" table:style-name="ce2">
            <text:p>e4</text:p>
          </table:table-cell>
          <table:table-cell table:style-name="ce1"/>
          <table:table-cell office:value-type="string" table:style-name="ce1">
            <text:p>A#mi</text:p>
          </table:table-cell>
          <table:table-cell office:value-type="string" table:style-name="ce1">
            <text:p>C#</text:p>
          </table:table-cell>
          <table:table-cell office:value-type="string" table:style-name="ce1">
            <text:p>D#sus2</text:p>
          </table:table-cell>
          <table:table-cell office:value-type="string" table:style-name="ce1">
            <text:p>F#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capo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16.54527739569488" table:formula="of:=[.B9]" table:style-name="ce4">
            <text:p>116,55</text:p>
          </table:table-cell>
          <table:table-cell office:value-type="float" office:value="138.59643606734545" table:formula="of:=[.B12]" table:style-name="ce4">
            <text:p>138,60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82.41" table:style-name="ce4">
            <text:p>82,41</text:p>
          </table:table-cell>
          <table:table-cell office:value-type="float" office:value="110.00410339548893" table:formula="of:=[.B8]" table:style-name="ce4">
            <text:p>110,00</text:p>
          </table:table-cell>
          <table:table-cell office:value-type="float" office:value="146.83000000000001" table:style-name="ce4">
            <text:p>146,83</text:p>
          </table:table-cell>
          <table:table-cell office:value-type="float" office:value="196" table:style-name="ce4">
            <text:p>196,00</text:p>
          </table:table-cell>
          <table:table-cell office:value-type="float" office:value="246.94" table:style-name="ce4">
            <text:p>246,94</text:p>
          </table:table-cell>
          <table:table-cell office:value-type="float" office:value="329.63" table:style-name="ce4">
            <text:p>329,63</text:p>
          </table:table-cell>
          <table:table-cell table:style-name="ce1"/>
          <table:table-cell office:value-type="float" office:value="174.62050503251956" table:formula="of:=[.C11]" table:style-name="ce4">
            <text:p>174,62</text:p>
          </table:table-cell>
          <table:table-cell office:value-type="float" office:value="174.62050503251956" table:formula="of:=[.C11]" table:style-name="ce4">
            <text:p>174,62</text:p>
          </table:table-cell>
          <table:table-cell office:value-type="float" office:value="155.56921180550853" table:formula="of:=[.C9]" table:style-name="ce4">
            <text:p>155,57</text:p>
          </table:table-cell>
          <table:table-cell office:value-type="float" office:value="185.00396412326828" table:formula="of:=[.C12]" table:style-name="ce4">
            <text:p>185,00</text:p>
          </table:table-cell>
          <table:table-cell table:number-columns-repeated="1637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87.310345830000003" table:formula="of:=1.059463* [.B3]" table:style-name="ce4">
            <text:p>87,31</text:p>
          </table:table-cell>
          <table:table-cell office:value-type="float" office:value="116.54527739569488" table:formula="of:=1.059463* [.C3]" table:style-name="ce4">
            <text:p>116,55</text:p>
          </table:table-cell>
          <table:table-cell office:value-type="float" office:value="155.56095229000002" table:formula="of:=1.059463* [.D3]" table:style-name="ce4">
            <text:p>155,56</text:p>
          </table:table-cell>
          <table:table-cell office:value-type="float" office:value="207.65474800000001" table:formula="of:=1.059463* [.E3]" table:style-name="ce4">
            <text:p>207,65</text:p>
          </table:table-cell>
          <table:table-cell office:value-type="float" office:value="261.62379321999998" table:formula="of:=1.059463* [.F3]" table:style-name="ce4">
            <text:p>261,62</text:p>
          </table:table-cell>
          <table:table-cell office:value-type="float" office:value="349.23078869" table:formula="of:=1.059463* [.G3]" table:style-name="ce4">
            <text:p>349,23</text:p>
          </table:table-cell>
          <table:table-cell table:style-name="ce1"/>
          <table:table-cell office:value-type="float" office:value="233.07793039087926" table:formula="of:=[.D11]" table:style-name="ce4">
            <text:p>233,08</text:p>
          </table:table-cell>
          <table:table-cell office:value-type="float" office:value="207.64886639982868" table:formula="of:=[.D9]" table:style-name="ce4">
            <text:p>207,65</text:p>
          </table:table-cell>
          <table:table-cell office:value-type="float" office:value="233.07793039087926" table:formula="of:=[.D11]" table:style-name="ce4">
            <text:p>233,08</text:p>
          </table:table-cell>
          <table:table-cell office:value-type="float" office:value="233.07793039087926" table:formula="of:=[.D11]" table:style-name="ce4">
            <text:p>233,08</text:p>
          </table:table-cell>
          <table:table-cell table:number-columns-repeated="16372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92.502080924089299" table:formula="of:=1.059463* [.B4]" table:style-name="ce4">
            <text:p>92,50</text:p>
          </table:table-cell>
          <table:table-cell office:value-type="float" office:value="123.47540922547509" table:formula="of:=1.059463* [.C4]" table:style-name="ce4">
            <text:p>123,48</text:p>
          </table:table-cell>
          <table:table-cell office:value-type="float" office:value="164.81107319602029" table:formula="of:=1.059463* [.D4]" table:style-name="ce4">
            <text:p>164,81</text:p>
          </table:table-cell>
          <table:table-cell office:value-type="float" office:value="220.00252228032403" table:formula="of:=1.059463* [.E4]" table:style-name="ce4">
            <text:p>220,00</text:p>
          </table:table-cell>
          <table:table-cell office:value-type="float" office:value="277.18072883624086" table:formula="of:=1.059463* [.F4]" table:style-name="ce4">
            <text:p>277,18</text:p>
          </table:table-cell>
          <table:table-cell office:value-type="float" office:value="369.99709907787349" table:formula="of:=1.059463* [.G4]" table:style-name="ce4">
            <text:p>370,00</text:p>
          </table:table-cell>
          <table:table-cell table:style-name="ce1"/>
          <table:table-cell office:value-type="float" office:value="277.18571010261132" table:formula="of:=[.E9]" table:style-name="ce4">
            <text:p>277,19</text:p>
          </table:table-cell>
          <table:table-cell office:value-type="float" office:value="277.18571010261132" table:formula="of:=[.E9]" table:style-name="ce4">
            <text:p>277,19</text:p>
          </table:table-cell>
          <table:table-cell office:value-type="float" office:value="311.13038450325098" table:formula="of:=[.E11]" table:style-name="ce4">
            <text:p>311,13</text:p>
          </table:table-cell>
          <table:table-cell office:value-type="float" office:value="277.18571010261132" table:formula="of:=[.E9]" table:style-name="ce4">
            <text:p>277,19</text:p>
          </table:table-cell>
          <table:table-cell table:number-columns-repeated="16372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98.002532162078424" table:formula="of:=1.059463* [.B5]" table:style-name="ce4">
            <text:p>98,00</text:p>
          </table:table-cell>
          <table:table-cell office:value-type="float" office:value="130.81762748424953" table:formula="of:=1.059463* [.C5]" table:style-name="ce4">
            <text:p>130,82</text:p>
          </table:table-cell>
          <table:table-cell office:value-type="float" office:value="174.61123404147526" table:formula="of:=1.059463* [.D5]" table:style-name="ce4">
            <text:p>174,61</text:p>
          </table:table-cell>
          <table:table-cell office:value-type="float" office:value="233.08453226267895" table:formula="of:=1.059463* [.E5]" table:style-name="ce4">
            <text:p>233,08</text:p>
          </table:table-cell>
          <table:table-cell office:value-type="float" office:value="293.66272651503027" table:formula="of:=1.059463* [.F5]" table:style-name="ce4">
            <text:p>293,66</text:p>
          </table:table-cell>
          <table:table-cell office:value-type="float" office:value="391.99823658034109" table:formula="of:=1.059463* [.G5]" table:style-name="ce4">
            <text:p>392,00</text:p>
          </table:table-cell>
          <table:table-cell table:style-name="ce1"/>
          <table:table-cell office:value-type="float" office:value="349.22571047315733" table:formula="of:=[.F9]" table:style-name="ce4">
            <text:p>349,23</text:p>
          </table:table-cell>
          <table:table-cell office:value-type="float" office:value="349.22571047315733" table:formula="of:=[.F9]" table:style-name="ce4">
            <text:p>349,23</text:p>
          </table:table-cell>
          <table:table-cell office:value-type="float" office:value="349.22571047315733" table:formula="of:=[.F9]" table:style-name="ce4">
            <text:p>349,23</text:p>
          </table:table-cell>
          <table:table-cell office:value-type="float" office:value="369.9917188950227" table:formula="of:=[.F10]" table:style-name="ce4">
            <text:p>369,99</text:p>
          </table:table-cell>
          <table:table-cell table:number-columns-repeated="16372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03.83005673203209" table:formula="of:=1.059463* [.B6]" table:style-name="ce4">
            <text:p>103,83</text:p>
          </table:table-cell>
          <table:table-cell office:value-type="float" office:value="138.59643606734545" table:formula="of:=1.059463* [.C6]" table:style-name="ce4">
            <text:p>138,60</text:p>
          </table:table-cell>
          <table:table-cell office:value-type="float" office:value="184.9941418512835" table:formula="of:=1.059463* [.D6]" table:style-name="ce4">
            <text:p>184,99</text:p>
          </table:table-cell>
          <table:table-cell office:value-type="float" office:value="246.94443780461464" table:formula="of:=1.059463* [.E6]" table:style-name="ce4">
            <text:p>246,94</text:p>
          </table:table-cell>
          <table:table-cell office:value-type="float" office:value="311.12479322179354" table:formula="of:=1.059463* [.F6]" table:style-name="ce4">
            <text:p>311,12</text:p>
          </table:table-cell>
          <table:table-cell office:value-type="float" office:value="415.3076277221179" table:formula="of:=1.059463* [.G6]" table:style-name="ce4">
            <text:p>415,31</text:p>
          </table:table-cell>
          <table:table-cell table:style-name="ce1"/>
          <table:table-cell office:value-type="float" office:value="466.16696745471302" table:formula="of:=[.G9]" table:style-name="ce4">
            <text:p>466,17</text:p>
          </table:table-cell>
          <table:table-cell office:value-type="float" office:value="554.36892635455752" table:formula="of:=[.G12]" table:style-name="ce4">
            <text:p>554,37</text:p>
          </table:table-cell>
          <table:table-cell office:value-type="float" office:value="466.16696745471302" table:formula="of:=[.G9]" table:style-name="ce4">
            <text:p>466,17</text:p>
          </table:table-cell>
          <table:table-cell office:value-type="float" office:value="466.16696745471302" table:formula="of:=[.G9]" table:style-name="ce4">
            <text:p>466,17</text:p>
          </table:table-cell>
          <table:table-cell table:number-columns-repeated="16372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10.00410339548893" table:formula="of:=1.059463* [.B7]" table:style-name="ce4">
            <text:p>110,00</text:p>
          </table:table-cell>
          <table:table-cell office:value-type="float" office:value="146.83779594521803" table:formula="of:=1.059463* [.C7]" table:style-name="ce4">
            <text:p>146,84</text:p>
          </table:table-cell>
          <table:table-cell office:value-type="float" office:value="195.99444850818639" table:formula="of:=1.059463* [.D7]" table:style-name="ce4">
            <text:p>195,99</text:p>
          </table:table-cell>
          <table:table-cell office:value-type="float" office:value="261.62849490979045" table:formula="of:=1.059463* [.E7]" table:style-name="ce4">
            <text:p>261,63</text:p>
          </table:table-cell>
          <table:table-cell office:value-type="float" office:value="329.62520680114108" table:formula="of:=1.059463* [.F7]" table:style-name="ce4">
            <text:p>329,63</text:p>
          </table:table-cell>
          <table:table-cell office:value-type="float" office:value="440.00306518935821" table:formula="of:=1.059463* [.G7]" table:style-name="ce4">
            <text:p>440,00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16.54527739569488" table:formula="of:=1.059463* [.B8]" table:style-name="ce4">
            <text:p>116,55</text:p>
          </table:table-cell>
          <table:table-cell office:value-type="float" office:value="155.56921180550853" table:formula="of:=1.059463* [.C8]" table:style-name="ce4">
            <text:p>155,57</text:p>
          </table:table-cell>
          <table:table-cell office:value-type="float" office:value="207.64886639982868" table:formula="of:=1.059463* [.D8]" table:style-name="ce4">
            <text:p>207,65</text:p>
          </table:table-cell>
          <table:table-cell office:value-type="float" office:value="277.18571010261132" table:formula="of:=1.059463* [.E8]" table:style-name="ce4">
            <text:p>277,19</text:p>
          </table:table-cell>
          <table:table-cell office:value-type="float" office:value="349.22571047315733" table:formula="of:=1.059463* [.F8]" table:style-name="ce4">
            <text:p>349,23</text:p>
          </table:table-cell>
          <table:table-cell office:value-type="float" office:value="466.16696745471302" table:formula="of:=1.059463* [.G8]" table:style-name="ce4">
            <text:p>466,17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23.47540922547509" table:formula="of:=1.059463* [.B9]" table:style-name="ce4">
            <text:p>123,48</text:p>
          </table:table-cell>
          <table:table-cell office:value-type="float" office:value="164.81982384709949" table:formula="of:=1.059463* [.C9]" table:style-name="ce4">
            <text:p>164,82</text:p>
          </table:table-cell>
          <table:table-cell office:value-type="float" office:value="219.9962909425617" table:formula="of:=1.059463* [.D9]" table:style-name="ce4">
            <text:p>220,00</text:p>
          </table:table-cell>
          <table:table-cell office:value-type="float" office:value="293.66800398244294" table:formula="of:=1.059463* [.E9]" table:style-name="ce4">
            <text:p>293,67</text:p>
          </table:table-cell>
          <table:table-cell office:value-type="float" office:value="369.9917188950227" table:formula="of:=1.059463* [.F9]" table:style-name="ce4">
            <text:p>369,99</text:p>
          </table:table-cell>
          <table:table-cell office:value-type="float" office:value="493.88665384047266" table:formula="of:=1.059463* [.G9]" table:style-name="ce4">
            <text:p>493,89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30.81762748424953" table:formula="of:=1.059463* [.B10]" table:style-name="ce4">
            <text:p>130,82</text:p>
          </table:table-cell>
          <table:table-cell office:value-type="float" office:value="174.62050503251956" table:formula="of:=1.059463* [.C10]" table:style-name="ce4">
            <text:p>174,62</text:p>
          </table:table-cell>
          <table:table-cell office:value-type="float" office:value="233.07793039087926" table:formula="of:=1.059463* [.D10]" table:style-name="ce4">
            <text:p>233,08</text:p>
          </table:table-cell>
          <table:table-cell office:value-type="float" office:value="311.13038450325098" table:formula="of:=1.059463* [.E10]" table:style-name="ce4">
            <text:p>311,13</text:p>
          </table:table-cell>
          <table:table-cell office:value-type="float" office:value="391.99253647567747" table:formula="of:=1.059463* [.F10]" table:style-name="ce4">
            <text:p>391,99</text:p>
          </table:table-cell>
          <table:table-cell office:value-type="float" office:value="523.25463593778875" table:formula="of:=1.059463* [.G10]" table:style-name="ce4">
            <text:p>523,25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38.59643606734545" table:formula="of:=1.059463* [.B11]" table:style-name="ce4">
            <text:p>138,60</text:p>
          </table:table-cell>
          <table:table-cell office:value-type="float" office:value="185.00396412326828" table:formula="of:=1.059463* [.C11]" table:style-name="ce4">
            <text:p>185,00</text:p>
          </table:table-cell>
          <table:table-cell office:value-type="float" office:value="246.93744336571211" table:formula="of:=1.059463* [.D11]" table:style-name="ce4">
            <text:p>246,94</text:p>
          </table:table-cell>
          <table:table-cell office:value-type="float" office:value="329.63113055696783" table:formula="of:=1.059463* [.E11]" table:style-name="ce4">
            <text:p>329,63</text:p>
          </table:table-cell>
          <table:table-cell office:value-type="float" office:value="415.30158867213072" table:formula="of:=1.059463* [.F11]" table:style-name="ce4">
            <text:p>415,30</text:p>
          </table:table-cell>
          <table:table-cell office:value-type="float" office:value="554.36892635455752" table:formula="of:=1.059463* [.G11]" table:style-name="ce4">
            <text:p>554,37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46.83779594521803" table:formula="of:=1.059463* [.B12]" table:style-name="ce4">
            <text:p>146,84</text:p>
          </table:table-cell>
          <table:table-cell office:value-type="float" office:value="196.00485484193018" table:formula="of:=1.059463* [.C12]" table:style-name="ce4">
            <text:p>196,00</text:p>
          </table:table-cell>
          <table:table-cell office:value-type="float" office:value="261.62108456056745" table:formula="of:=1.059463* [.D12]" table:style-name="ce4">
            <text:p>261,62</text:p>
          </table:table-cell>
          <table:table-cell office:value-type="float" office:value="349.23198647327683" table:formula="of:=1.059463* [.E12]" table:style-name="ce4">
            <text:p>349,23</text:p>
          </table:table-cell>
          <table:table-cell office:value-type="float" office:value="439.99666703934167" table:formula="of:=1.059463* [.F12]" table:style-name="ce4">
            <text:p>440,00</text:p>
          </table:table-cell>
          <table:table-cell office:value-type="float" office:value="587.3333658223786" table:formula="of:=1.059463* [.G12]" table:style-name="ce4">
            <text:p>587,33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55.56921180550853" table:formula="of:=1.059463* [.B13]" table:style-name="ce4">
            <text:p>155,57</text:p>
          </table:table-cell>
          <table:table-cell office:value-type="float" office:value="207.65989152539589" table:formula="of:=1.059463* [.C13]" table:style-name="ce4">
            <text:p>207,66</text:p>
          </table:table-cell>
          <table:table-cell office:value-type="float" office:value="277.17785911179249" table:formula="of:=1.059463* [.D13]" table:style-name="ce4">
            <text:p>277,18</text:p>
          </table:table-cell>
          <table:table-cell office:value-type="float" office:value="369.99836808493728" table:formula="of:=1.059463* [.E13]" table:style-name="ce4">
            <text:p>370,00</text:p>
          </table:table-cell>
          <table:table-cell office:value-type="float" office:value="466.16018885150208" table:formula="of:=1.059463* [.F13]" table:style-name="ce4">
            <text:p>466,16</text:p>
          </table:table-cell>
          <table:table-cell office:value-type="float" office:value="622.25796975427477" table:formula="of:=1.059463* [.G13]" table:style-name="ce4">
            <text:p>622,26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64.81982384709949" table:formula="of:=1.059463* [.B14]" table:style-name="ce4">
            <text:p>164,82</text:p>
          </table:table-cell>
          <table:table-cell office:value-type="float" office:value="220.00797165517051" table:formula="of:=1.059463* [.C14]" table:style-name="ce4">
            <text:p>220,01</text:p>
          </table:table-cell>
          <table:table-cell office:value-type="float" office:value="293.65968614815699" table:formula="of:=1.059463* [.D14]" table:style-name="ce4">
            <text:p>293,66</text:p>
          </table:table-cell>
          <table:table-cell office:value-type="float" office:value="391.99958104637193" table:formula="of:=1.059463* [.E14]" table:style-name="ce4">
            <text:p>392,00</text:p>
          </table:table-cell>
          <table:table-cell office:value-type="float" office:value="493.87947216117897" table:formula="of:=1.059463* [.F14]" table:style-name="ce4">
            <text:p>493,88</text:p>
          </table:table-cell>
          <table:table-cell office:value-type="float" office:value="659.25929540977324" table:formula="of:=1.059463* [.G14]" table:style-name="ce4">
            <text:p>659,26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74.62050503251956" table:formula="of:=1.059463* [.B15]" table:style-name="ce4">
            <text:p>174,62</text:p>
          </table:table-cell>
          <table:table-cell office:value-type="float" office:value="233.09030567370192" table:formula="of:=1.059463* [.C15]" table:style-name="ce4">
            <text:p>233,09</text:p>
          </table:table-cell>
          <table:table-cell office:value-type="float" office:value="311.12157206558487" table:formula="of:=1.059463* [.D15]" table:style-name="ce4">
            <text:p>311,12</text:p>
          </table:table-cell>
          <table:table-cell office:value-type="float" office:value="415.30905213413234" table:formula="of:=1.059463* [.E15]" table:style-name="ce4">
            <text:p>415,31</text:p>
          </table:table-cell>
          <table:table-cell office:value-type="float" office:value="523.24702721429912" table:formula="of:=1.059463* [.F15]" table:style-name="ce4">
            <text:p>523,25</text:p>
          </table:table-cell>
          <table:table-cell office:value-type="float" office:value="698.46083089272463" table:formula="of:=1.059463* [.G15]" table:style-name="ce4">
            <text:p>698,46</text:p>
          </table:table-cell>
          <table:table-cell table:number-columns-repeated="16377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85.00396412326828" table:formula="of:=1.059463* [.B16]" table:style-name="ce4">
            <text:p>185,00</text:p>
          </table:table-cell>
          <table:table-cell office:value-type="float" office:value="246.95055451997726" table:formula="of:=1.059463* [.C16]" table:style-name="ce4">
            <text:p>246,95</text:p>
          </table:table-cell>
          <table:table-cell office:value-type="float" office:value="329.62179410532076" table:formula="of:=1.059463* [.D16]" table:style-name="ce4">
            <text:p>329,62</text:p>
          </table:table-cell>
          <table:table-cell office:value-type="float" office:value="440.00457430118428" table:formula="of:=1.059463* [.E16]" table:style-name="ce4">
            <text:p>440,00</text:p>
          </table:table-cell>
          <table:table-cell office:value-type="float" office:value="554.36086519354296" table:formula="of:=1.059463* [.F16]" table:style-name="ce4">
            <text:p>554,36</text:p>
          </table:table-cell>
          <table:table-cell office:value-type="float" office:value="739.99340728009872" table:formula="of:=1.059463* [.G16]" table:style-name="ce4">
            <text:p>739,99</text:p>
          </table:table-cell>
          <table:table-cell table:number-columns-repeated="16377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96.00485484193018" table:formula="of:=1.059463* [.B17]" table:style-name="ce4">
            <text:p>196,00</text:p>
          </table:table-cell>
          <table:table-cell office:value-type="float" office:value="261.63497534339865" table:formula="of:=1.059463* [.C17]" table:style-name="ce4">
            <text:p>261,63</text:p>
          </table:table-cell>
          <table:table-cell office:value-type="float" office:value="349.22209484820547" table:formula="of:=1.059463* [.D17]" table:style-name="ce4">
            <text:p>349,22</text:p>
          </table:table-cell>
          <table:table-cell office:value-type="float" office:value="466.1685663028556" table:formula="of:=1.059463* [.E17]" table:style-name="ce4">
            <text:p>466,17</text:p>
          </table:table-cell>
          <table:table-cell office:value-type="float" office:value="587.32482532054667" table:formula="of:=1.059463* [.F17]" table:style-name="ce4">
            <text:p>587,32</text:p>
          </table:table-cell>
          <table:table-cell office:value-type="float" office:value="783.99563525719532" table:formula="of:=1.059463* [.G17]" table:style-name="ce4">
            <text:p>784,00</text:p>
          </table:table-cell>
          <table:table-cell table:number-columns-repeated="16377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207.65989152539589" table:formula="of:=1.059463* [.B18]" table:style-name="ce4">
            <text:p>207,66</text:p>
          </table:table-cell>
          <table:table-cell office:value-type="float" office:value="277.1925758822432" table:formula="of:=1.059463* [.C18]" table:style-name="ce4">
            <text:p>277,19</text:p>
          </table:table-cell>
          <table:table-cell office:value-type="float" office:value="369.98788827416433" table:formula="of:=1.059463* [.D18]" table:style-name="ce4">
            <text:p>369,99</text:p>
          </table:table-cell>
          <table:table-cell office:value-type="float" office:value="493.88834776092233" table:formula="of:=1.059463* [.E18]" table:style-name="ce4">
            <text:p>493,89</text:p>
          </table:table-cell>
          <table:table-cell office:value-type="float" office:value="622.24892140858231" table:formula="of:=1.059463* [.F18]" table:style-name="ce4">
            <text:p>622,25</text:p>
          </table:table-cell>
          <table:table-cell office:value-type="float" office:value="830.61436771649392" table:formula="of:=1.059463* [.G18]" table:style-name="ce4">
            <text:p>830,61</text:p>
          </table:table-cell>
          <table:table-cell table:number-columns-repeated="16377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726</meta:generator>
    <meta:initial-creator>Samuel Kočiščák</meta:initial-creator>
    <dc:creator>Samuel Kočiščák</dc:creator>
    <meta:creation-date>2024-08-01T09:10:33Z</meta:creation-date>
    <dc:date>2024-08-01T09:35:28Z</dc:date>
  </office:meta>
</office:document-meta>
</file>